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NotDeadlockAnswerExecutionTest.failIfMockIsSharedBetween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Runner.ServiceRunner(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gAnswer.answe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ingAnswer.LockingAnswer( Atomic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uldNotDeadlockAnswerExecutionTest.successIfEveryThreadHasItsOwn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Run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